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0189in"/>
    </style:style>
    <style:style style:name="co3" style:family="table-column">
      <style:table-column-properties fo:break-before="auto" style:column-width="11.0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rame</text:p>
          </table:table-cell>
          <table:table-cell table:formula="of:=SUM([.C2:.C11])" office:value-type="float" office:value="6340" calcext:value-type="float">
            <text:p>6340</text:p>
          </table:table-cell>
          <table:table-cell table:number-columns-repeated="3"/>
          <table:table-cell table:style-name="ce2"/>
          <table:table-cell table:style-name="ce1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7" calcext:value-type="float">
            <text:p>197</text:p>
          </table:table-cell>
          <table:table-cell table:formula="of:=[.A2]*[.B2]" office:value-type="float" office:value="788" calcext:value-type="float">
            <text:p>788</text:p>
          </table:table-cell>
          <table:table-cell office:value-type="string" calcext:value-type="string">
            <text:p>2040 Vslot length 650mm</text:p>
          </table:table-cell>
          <table:table-cell office:value-type="string" calcext:value-type="string">
            <text:p><text:a xlink:href="https://makersupplies.dk/materials/aluminum-profiles/v-slot/linear-rail-v-slot-profiles-v-slot-20x40-v-slot#/55-color-black_anodized/105-length-750mm" xlink:type="simple">https://makersupplies.dk/materials/aluminum-profiles/v-slot/linear-rail-v-slot-profiles-v-slot-20x40-v-slot#/55-color-black_anodized/105-length-750mm</text:a>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table:formula="of:=[.A3]*[.B3]" office:value-type="float" office:value="250" calcext:value-type="float">
            <text:p>250</text:p>
          </table:table-cell>
          <table:table-cell office:value-type="string" calcext:value-type="string">
            <text:p>2040 Vslot length 460mm</text:p>
          </table:table-cell>
          <table:table-cell office:value-type="string" calcext:value-type="string">
            <text:p>https://makersupplies.dk/materials/aluminum-profiles/v-slot/linear-rail-v-slot-profiles-v-slot-20x40-v-slot#/40-length-500mm/55-color-black_anodized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formula="of:=[.A4]*[.B4]" office:value-type="float" office:value="170" calcext:value-type="float">
            <text:p>170</text:p>
          </table:table-cell>
          <table:table-cell office:value-type="string" calcext:value-type="string">
            <text:p>2020 Vslot length 460mm</text:p>
          </table:table-cell>
          <table:table-cell office:value-type="string" calcext:value-type="string">
            <text:p>https://makersupplies.dk/materials/aluminum-profiles/v-slot/linear-rail-v-slot-profiles-v-slot-20x20-v-slot#/40-length-500mm/55-color-black_anodized</text:p>
          </table:table-cell>
          <table:table-cell table:style-name="ce2"/>
          <table:table-cell table:style-name="ce1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formula="of:=[.A5]*[.B5]" office:value-type="float" office:value="340" calcext:value-type="float">
            <text:p>340</text:p>
          </table:table-cell>
          <table:table-cell office:value-type="string" calcext:value-type="string">
            <text:p>2020 Vslot length 500mm</text:p>
          </table:table-cell>
          <table:table-cell office:value-type="string" calcext:value-type="string">
            <text:p>https://makersupplies.dk/materials/aluminum-profiles/v-slot/linear-rail-v-slot-profiles-v-slot-20x20-v-slot#/40-length-500mm/55-color-black_anodized</text:p>
          </table:table-cell>
          <table:table-cell table:style-name="ce2"/>
          <table:table-cell table:style-name="ce1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formula="of:=[.A6]*[.B6]" office:value-type="float" office:value="510" calcext:value-type="float">
            <text:p>510</text:p>
          </table:table-cell>
          <table:table-cell office:value-type="string" calcext:value-type="string">
            <text:p>2020 Vslot length 430mm</text:p>
          </table:table-cell>
          <table:table-cell office:value-type="string" calcext:value-type="string">
            <text:p>https://makersupplies.dk/materials/aluminum-profiles/v-slot/linear-rail-v-slot-profiles-v-slot-20x20-v-slot#/40-length-500mm/55-color-black_anodized</text:p>
          </table:table-cell>
          <table:table-cell table:style-name="ce2"/>
          <table:table-cell table:style-name="ce1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formula="of:=[.A7]*[.B7]" office:value-type="float" office:value="170" calcext:value-type="float">
            <text:p>170</text:p>
          </table:table-cell>
          <table:table-cell office:value-type="string" calcext:value-type="string">
            <text:p>2020 Vslot length 390mm</text:p>
          </table:table-cell>
          <table:table-cell office:value-type="string" calcext:value-type="string">
            <text:p>https://makersupplies.dk/materials/aluminum-profiles/v-slot/linear-rail-v-slot-profiles-v-slot-20x20-v-slot#/40-length-500mm/55-color-black_anodized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8" calcext:value-type="float">
            <text:p>358</text:p>
          </table:table-cell>
          <table:table-cell table:formula="of:=[.A8]*[.B8]" office:value-type="float" office:value="1790" calcext:value-type="float">
            <text:p>1790</text:p>
          </table:table-cell>
          <table:table-cell office:value-type="string" calcext:value-type="string">
            <text:p>linear rail MGN12 350mm</text:p>
          </table:table-cell>
          <table:table-cell office:value-type="string" calcext:value-type="string">
            <text:p>https://makersupplies.dk/machine-components/v-slot-linear-guides/sair-linear-guides/sair-linear-guides-mgn12-rail-st12#/5882-length-350mm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2" calcext:value-type="float">
            <text:p>412</text:p>
          </table:table-cell>
          <table:table-cell table:formula="of:=[.A9]*[.B9]" office:value-type="float" office:value="824" calcext:value-type="float">
            <text:p>824</text:p>
          </table:table-cell>
          <table:table-cell office:value-type="string" calcext:value-type="string">
            <text:p>linear rail MGN12 400mm</text:p>
          </table:table-cell>
          <table:table-cell office:value-type="string" calcext:value-type="string">
            <text:p>https://makersupplies.dk/machine-components/v-slot-linear-guides/sair-linear-guides/sair-linear-guides-mgn12-rail-st12#/6762-length-400mm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table:formula="of:=[.A10]*[.B10]" office:value-type="float" office:value="1498" calcext:value-type="float">
            <text:p>1498</text:p>
          </table:table-cell>
          <table:table-cell office:value-type="string" calcext:value-type="string">
            <text:p>MGN 12L Block - ST12L</text:p>
          </table:table-cell>
          <table:table-cell office:value-type="string" calcext:value-type="string">
            <text:p>https://makersupplies.dk/machine-components/v-slot-linear-guides/sair-linear-guides/sair-linear-guides-mgn-12l-block-st12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/00/0000</text:date>, <text:time style:data-style-name="N2" text:time-value="17:37:26.9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4T17:18:50.210000000</meta:creation-date>
    <dc:date>2022-10-24T17:44:48.946000000</dc:date>
    <meta:editing-duration>PT22M31S</meta:editing-duration>
    <meta:editing-cycles>5</meta:editing-cycles>
    <meta:generator>LibreOffice/7.2.5.2$Windows_X86_64 LibreOffice_project/499f9727c189e6ef3471021d6132d4c694f357e5</meta:generator>
    <meta:document-statistic meta:table-count="1" meta:cell-count="47" meta:object-count="0"/>
  </office:meta>
</office:document-meta>
</file>